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kcol.getNewDocu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col.getDocumen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col.creat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col.getNewDocumen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col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kcol.getSourc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col.setMetaData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kcol.do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